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4236in" table:align="left"/>
    </style:style>
    <style:style style:name="Table1.A" style:family="table-column">
      <style:table-column-properties style:column-width="0.5972in"/>
    </style:style>
    <style:style style:name="Table1.B" style:family="table-column">
      <style:table-column-properties style:column-width="2.826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1174in" table:align="left"/>
    </style:style>
    <style:style style:name="Table2.A" style:family="table-column">
      <style:table-column-properties style:column-width="0.8424in"/>
    </style:style>
    <style:style style:name="Table2.B" style:family="table-column">
      <style:table-column-properties style:column-width="1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7146in" table:align="left"/>
    </style:style>
    <style:style style:name="Table3.A" style:family="table-column">
      <style:table-column-properties style:column-width="1.1111in"/>
    </style:style>
    <style:style style:name="Table3.B" style:family="table-column">
      <style:table-column-properties style:column-width="1.603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9896in" table:align="left"/>
    </style:style>
    <style:style style:name="Table4.A" style:family="table-column">
      <style:table-column-properties style:column-width="0.959in"/>
    </style:style>
    <style:style style:name="Table4.B" style:family="table-column">
      <style:table-column-properties style:column-width="1.030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1236in" table:align="left"/>
    </style:style>
    <style:style style:name="Table5.A" style:family="table-column">
      <style:table-column-properties style:column-width="0.959in"/>
    </style:style>
    <style:style style:name="Table5.B" style:family="table-column">
      <style:table-column-properties style:column-width="1.164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5479in" table:align="left"/>
    </style:style>
    <style:style style:name="Table6.A" style:family="table-column">
      <style:table-column-properties style:column-width="0.8521in"/>
    </style:style>
    <style:style style:name="Table6.B" style:family="table-column">
      <style:table-column-properties style:column-width="1.695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1174in" table:align="left"/>
    </style:style>
    <style:style style:name="Table7.A" style:family="table-column">
      <style:table-column-properties style:column-width="1.0132in"/>
    </style:style>
    <style:style style:name="Table7.B" style:family="table-column">
      <style:table-column-properties style:column-width="1.104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5833in" table:align="left"/>
    </style:style>
    <style:style style:name="Table8.A" style:family="table-column">
      <style:table-column-properties style:column-width="1.1764in"/>
    </style:style>
    <style:style style:name="Table8.B" style:family="table-column">
      <style:table-column-properties style:column-width="1.406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6535in" table:align="left"/>
    </style:style>
    <style:style style:name="Table9.A" style:family="table-column">
      <style:table-column-properties style:column-width="0.959in"/>
    </style:style>
    <style:style style:name="Table9.B" style:family="table-column">
      <style:table-column-properties style:column-width="0.694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1014in" table:align="left"/>
    </style:style>
    <style:style style:name="Table10.A" style:family="table-column">
      <style:table-column-properties style:column-width="0.9625in"/>
    </style:style>
    <style:style style:name="Table10.B" style:family="table-column">
      <style:table-column-properties style:column-width="1.138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8438in" table:align="left"/>
    </style:style>
    <style:style style:name="Table11.A" style:family="table-column">
      <style:table-column-properties style:column-width="1.6896in"/>
    </style:style>
    <style:style style:name="Table11.B" style:family="table-column">
      <style:table-column-properties style:column-width="2.1542in"/>
    </style:style>
    <style:style style:name="Table1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left="0in" fo:margin-right="0in" fo:text-indent="0in" style:auto-text-indent="false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2"/>
    <style:style style:name="P46" style:family="paragraph" style:parent-style-name="Text_20_body" style:list-style-name="L23">
      <style:paragraph-properties fo:margin-top="0in" fo:margin-bottom="0in" style:contextual-spacing="false"/>
    </style:style>
    <style:style style:name="P47" style:family="paragraph" style:parent-style-name="Text_20_body" style:list-style-name="L23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ỔNG QUAN GIAI ĐOẠ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Mục tiêu</text:p>
            </table:table-cell>
          </table:table-row>
        </table:table-header-rows>
        <table:table-row>
          <table:table-cell table:style-name="Table1.A1" office:value-type="string">
            <text:p text:style-name="Table_20_Contents">Phase 0</text:p>
          </table:table-cell>
          <table:table-cell table:style-name="Table1.A1" office:value-type="string">
            <text:p text:style-name="Table_20_Contents">Define Architecture &amp; Rules</text:p>
          </table:table-cell>
        </table:table-row>
        <table:table-row>
          <table:table-cell table:style-name="Table1.A1" office:value-type="string">
            <text:p text:style-name="Table_20_Contents">Phase 1</text:p>
          </table:table-cell>
          <table:table-cell table:style-name="Table1.A1" office:value-type="string">
            <text:p text:style-name="Table_20_Contents">Build Core State System</text:p>
          </table:table-cell>
        </table:table-row>
        <table:table-row>
          <table:table-cell table:style-name="Table1.A1" office:value-type="string">
            <text:p text:style-name="Table_20_Contents">Phase 2</text:p>
          </table:table-cell>
          <table:table-cell table:style-name="Table1.A1" office:value-type="string">
            <text:p text:style-name="Table_20_Contents">Build Workflow Engine</text:p>
          </table:table-cell>
        </table:table-row>
        <table:table-row>
          <table:table-cell table:style-name="Table1.A1" office:value-type="string">
            <text:p text:style-name="Table_20_Contents">Phase 3</text:p>
          </table:table-cell>
          <table:table-cell table:style-name="Table1.A1" office:value-type="string">
            <text:p text:style-name="Table_20_Contents">Build Agent Runtime</text:p>
          </table:table-cell>
        </table:table-row>
        <table:table-row>
          <table:table-cell table:style-name="Table1.A1" office:value-type="string">
            <text:p text:style-name="Table_20_Contents">Phase 4</text:p>
          </table:table-cell>
          <table:table-cell table:style-name="Table1.A1" office:value-type="string">
            <text:p text:style-name="Table_20_Contents">Build Verification Sandbox</text:p>
          </table:table-cell>
        </table:table-row>
        <table:table-row>
          <table:table-cell table:style-name="Table1.A1" office:value-type="string">
            <text:p text:style-name="Table_20_Contents">Phase 5</text:p>
          </table:table-cell>
          <table:table-cell table:style-name="Table1.A1" office:value-type="string">
            <text:p text:style-name="Table_20_Contents">Build Governance Layer</text:p>
          </table:table-cell>
        </table:table-row>
        <table:table-row>
          <table:table-cell table:style-name="Table1.A1" office:value-type="string">
            <text:p text:style-name="Table_20_Contents">Phase 6</text:p>
          </table:table-cell>
          <table:table-cell table:style-name="Table1.A1" office:value-type="string">
            <text:p text:style-name="Table_20_Contents">Build Memory System</text:p>
          </table:table-cell>
        </table:table-row>
        <table:table-row>
          <table:table-cell table:style-name="Table1.A1" office:value-type="string">
            <text:p text:style-name="Table_20_Contents">Phase 7</text:p>
          </table:table-cell>
          <table:table-cell table:style-name="Table1.A1" office:value-type="string">
            <text:p text:style-name="Table_20_Contents">Build Dashboard &amp; Observability</text:p>
          </table:table-cell>
        </table:table-row>
        <table:table-row>
          <table:table-cell table:style-name="Table1.A1" office:value-type="string">
            <text:p text:style-name="Table_20_Contents">Phase 8</text:p>
          </table:table-cell>
          <table:table-cell table:style-name="Table1.A1" office:value-type="string">
            <text:p text:style-name="Table_20_Contents">Build Deployment &amp; Operations</text:p>
          </table:table-cell>
        </table:table-row>
        <table:table-row>
          <table:table-cell table:style-name="Table1.A1" office:value-type="string">
            <text:p text:style-name="Table_20_Contents">Phase 9</text:p>
          </table:table-cell>
          <table:table-cell table:style-name="Table1.A1" office:value-type="string">
            <text:p text:style-name="Table_20_Contents">Optimization &amp; Autonomous Workflows</text:p>
          </table:table-cell>
        </table:table-row>
      </table:table>
      <text:p text:style-name="Horizontal_20_Line"/>
      <text:h text:style-name="Heading_20_1" text:outline-level="1">PHASE 0 — SYSTEM DESIGN</text:h>
      <text:h text:style-name="Heading_20_1" text:outline-level="1">(1–2 tuần)</text:h>
      <text:h text:style-name="Heading_20_1" text:outline-level="1">Mục tiêu</text:h>
      <text:p text:style-name="Text_20_body">Xác định:</text:p>
      <text:list text:style-name="L1">
        <text:list-item>
          <text:p text:style-name="P1">luật hệ thống </text:p>
        </text:list-item>
        <text:list-item>
          <text:p text:style-name="P1">workflow chuẩn </text:p>
        </text:list-item>
        <text:list-item>
          <text:p text:style-name="P1">state machine </text:p>
        </text:list-item>
        <text:list-item>
          <text:p text:style-name="P1">data schema </text:p>
        </text:list-item>
        <text:list-item>
          <text:p text:style-name="P1">model responsibilities </text:p>
        </text:list-item>
        <text:list-item>
          <text:p text:style-name="P2">governance rules </text:p>
        </text:list-item>
      </text:list>
      <text:p text:style-name="Horizontal_20_Line"/>
      <text:h text:style-name="Heading_20_1" text:outline-level="1">Kết quả cần có</text:h>
      <text:h text:style-name="Heading_20_2" text:outline-level="2">1. Architectural Laws</text:h>
      <text:p text:style-name="Text_20_body">Ví dụ:</text:p>
      <text:section text:style-name="Sect1" text:name="code-block-viewer">
        <text:p text:style-name="P3"><text:span text:style-name="Source_20_Text">rules:</text:span></text:p>
        <text:p text:style-name="Preformatted_20_Text"><text:span text:style-name="Source_20_Text"><text:s text:c="2"/>- no business logic in controller</text:span></text:p>
        <text:p text:style-name="Preformatted_20_Text"><text:span text:style-name="Source_20_Text"><text:s text:c="2"/>- all api require validation</text:span></text:p>
        <text:p text:style-name="P4"><text:soft-page-break/><text:span text:style-name="Source_20_Text"><text:s text:c="2"/>- critical actions require approval</text:span></text:p>
      </text:section>
      <text:p text:style-name="Horizontal_20_Line"/>
      <text:h text:style-name="Heading_20_2" text:outline-level="2">2. Workflow State Machine</text:h>
      <text:section text:style-name="Sect1" text:name="Section1">
        <text:p text:style-name="P3"><text:bookmark text:name="code-block-viewer"/><text:span text:style-name="Source_20_Text">NEW</text:span></text:p>
        <text:p text:style-name="Preformatted_20_Text"><text:span text:style-name="Source_20_Text">↓</text:span></text:p>
        <text:p text:style-name="Preformatted_20_Text"><text:span text:style-name="Source_20_Text">ANALYZING</text:span></text:p>
        <text:p text:style-name="Preformatted_20_Text"><text:span text:style-name="Source_20_Text">↓</text:span></text:p>
        <text:p text:style-name="Preformatted_20_Text"><text:span text:style-name="Source_20_Text">PLANNING</text:span></text:p>
        <text:p text:style-name="Preformatted_20_Text"><text:span text:style-name="Source_20_Text">↓</text:span></text:p>
        <text:p text:style-name="Preformatted_20_Text"><text:span text:style-name="Source_20_Text">IMPLEMENTING</text:span></text:p>
        <text:p text:style-name="Preformatted_20_Text"><text:span text:style-name="Source_20_Text">↓</text:span></text:p>
        <text:p text:style-name="Preformatted_20_Text"><text:span text:style-name="Source_20_Text">VERIFYING</text:span></text:p>
        <text:p text:style-name="Preformatted_20_Text"><text:span text:style-name="Source_20_Text">↓</text:span></text:p>
        <text:p text:style-name="Preformatted_20_Text"><text:span text:style-name="Source_20_Text">REVIEWING</text:span></text:p>
        <text:p text:style-name="Preformatted_20_Text"><text:span text:style-name="Source_20_Text">↓</text:span></text:p>
        <text:p text:style-name="P4"><text:span text:style-name="Source_20_Text">DONE</text:span></text:p>
      </text:section>
      <text:p text:style-name="Horizontal_20_Line"/>
      <text:h text:style-name="Heading_20_2" text:outline-level="2">3. Agent Responsibility Matrix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Agent</text:p>
            </table:table-cell>
            <table:table-cell table:style-name="Table2.A1" office:value-type="string">
              <text:p text:style-name="Table_20_Heading">Trách nhiệm</text:p>
            </table:table-cell>
          </table:table-row>
        </table:table-header-rows>
        <table:table-row>
          <table:table-cell table:style-name="Table2.A1" office:value-type="string">
            <text:p text:style-name="Table_20_Contents">Gatekeeper</text:p>
          </table:table-cell>
          <table:table-cell table:style-name="Table2.A1" office:value-type="string">
            <text:p text:style-name="Table_20_Contents">Routing</text:p>
          </table:table-cell>
        </table:table-row>
        <table:table-row>
          <table:table-cell table:style-name="Table2.A1" office:value-type="string">
            <text:p text:style-name="Table_20_Contents">Specialist</text:p>
          </table:table-cell>
          <table:table-cell table:style-name="Table2.A1" office:value-type="string">
            <text:p text:style-name="Table_20_Contents">Coding</text:p>
          </table:table-cell>
        </table:table-row>
        <table:table-row>
          <table:table-cell table:style-name="Table2.A1" office:value-type="string">
            <text:p text:style-name="Table_20_Contents">Auditor</text:p>
          </table:table-cell>
          <table:table-cell table:style-name="Table2.A1" office:value-type="string">
            <text:p text:style-name="Table_20_Contents">Review</text:p>
          </table:table-cell>
        </table:table-row>
        <table:table-row>
          <table:table-cell table:style-name="Table2.A1" office:value-type="string">
            <text:p text:style-name="Table_20_Contents">Mentor</text:p>
          </table:table-cell>
          <table:table-cell table:style-name="Table2.A1" office:value-type="string">
            <text:p text:style-name="Table_20_Contents">Deadlock solving</text:p>
          </table:table-cell>
        </table:table-row>
      </table:table>
      <text:p text:style-name="Horizontal_20_Line"/>
      <text:h text:style-name="Heading_20_2" text:outline-level="2">4. Database Schema Draft</text:h>
      <text:p text:style-name="Text_20_body">Thiết kế:</text:p>
      <text:list text:style-name="L2">
        <text:list-item>
          <text:p text:style-name="P5">projects </text:p>
        </text:list-item>
        <text:list-item>
          <text:p text:style-name="P5">tasks </text:p>
        </text:list-item>
        <text:list-item>
          <text:p text:style-name="P5">modules </text:p>
        </text:list-item>
        <text:list-item>
          <text:p text:style-name="P5">retries </text:p>
        </text:list-item>
        <text:list-item>
          <text:p text:style-name="P5">audit_logs </text:p>
        </text:list-item>
        <text:list-item>
          <text:p text:style-name="P6">mentor_instructions </text:p>
        </text:list-item>
      </text:list>
      <text:p text:style-name="Horizontal_20_Line"/>
      <text:h text:style-name="Heading_20_1" text:outline-level="1">Tech Stack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hành phần</text:p>
            </table:table-cell>
            <table:table-cell table:style-name="Table3.A1" office:value-type="string">
              <text:p text:style-name="Table_20_Heading">Tech</text:p>
            </table:table-cell>
          </table:table-row>
        </table:table-header-rows>
        <table:table-row>
          <table:table-cell table:style-name="Table3.A1" office:value-type="string">
            <text:p text:style-name="Table_20_Contents">Documentation</text:p>
          </table:table-cell>
          <table:table-cell table:style-name="Table3.A1" office:value-type="string">
            <text:p text:style-name="Table_20_Contents">Markdown</text:p>
          </table:table-cell>
        </table:table-row>
        <text:soft-page-break/>
        <table:table-row>
          <table:table-cell table:style-name="Table3.A1" office:value-type="string">
            <text:p text:style-name="Table_20_Contents">Diagram</text:p>
          </table:table-cell>
          <table:table-cell table:style-name="Table3.A1" office:value-type="string">
            <text:p text:style-name="Table_20_Contents">Excalidraw / Mermaid</text:p>
          </table:table-cell>
        </table:table-row>
        <table:table-row>
          <table:table-cell table:style-name="Table3.A1" office:value-type="string">
            <text:p text:style-name="Table_20_Contents">Spec</text:p>
          </table:table-cell>
          <table:table-cell table:style-name="Table3.A1" office:value-type="string">
            <text:p text:style-name="Table_20_Contents">YAML + JSON</text:p>
          </table:table-cell>
        </table:table-row>
      </table:table>
      <text:p text:style-name="Horizontal_20_Line"/>
      <text:h text:style-name="Heading_20_1" text:outline-level="1">PHASE 1 — CORE STATE SYSTEM</text:h>
      <text:h text:style-name="Heading_20_1" text:outline-level="1">(2–3 tuần)</text:h>
      <text:h text:style-name="Heading_20_1" text:outline-level="1">Đây là phase QUAN TRỌNG NHẤT</text:h>
      <text:p text:style-name="Text_20_body">Nếu không có state system:</text:p>
      <text:list text:style-name="L3">
        <text:list-item>
          <text:p text:style-name="P7">AI sẽ quên </text:p>
        </text:list-item>
        <text:list-item>
          <text:p text:style-name="P7">workflow sẽ loạn </text:p>
        </text:list-item>
        <text:list-item>
          <text:p text:style-name="P8">retry vô nghĩa </text:p>
        </text:list-item>
      </text:list>
      <text:p text:style-name="Horizontal_20_Line"/>
      <text:h text:style-name="Heading_20_1" text:outline-level="1">Mục tiêu</text:h>
      <text:p text:style-name="Text_20_body">Build:</text:p>
      <text:list text:style-name="L4">
        <text:list-item>
          <text:p text:style-name="P9">project registry </text:p>
        </text:list-item>
        <text:list-item>
          <text:p text:style-name="P9">task registry </text:p>
        </text:list-item>
        <text:list-item>
          <text:p text:style-name="P9">module registry </text:p>
        </text:list-item>
        <text:list-item>
          <text:p text:style-name="P9">retry tracking </text:p>
        </text:list-item>
        <text:list-item>
          <text:p text:style-name="P10">state transitions </text:p>
        </text:list-item>
      </text:list>
      <text:p text:style-name="Horizontal_20_Line"/>
      <text:h text:style-name="Heading_20_1" text:outline-level="1">Chức năng cần build</text:h>
      <text:h text:style-name="Heading_20_2" text:outline-level="2">1. Project Registry</text:h>
      <text:section text:style-name="Sect1" text:name="Section2">
        <text:p text:style-name="P3"><text:bookmark text:name="code-block-viewer Copy 1"/><text:span text:style-name="Source_20_Text">{</text:span></text:p>
        <text:p text:style-name="Preformatted_20_Text"><text:span text:style-name="Source_20_Text"><text:s text:c="2"/>"project_id": "outfit-ai",</text:span></text:p>
        <text:p text:style-name="Preformatted_20_Text"><text:span text:style-name="Source_20_Text"><text:s text:c="2"/>"status": "ACTIVE"</text:span></text:p>
        <text:p text:style-name="P4"><text:span text:style-name="Source_20_Text">}</text:span></text:p>
      </text:section>
      <text:p text:style-name="Horizontal_20_Line"/>
      <text:h text:style-name="Heading_20_2" text:outline-level="2">2. Module Registry</text:h>
      <text:section text:style-name="Sect1" text:name="Section3">
        <text:p text:style-name="P3"><text:bookmark text:name="code-block-viewer Copy 2"/><text:soft-page-break/><text:span text:style-name="Source_20_Text">{</text:span></text:p>
        <text:p text:style-name="Preformatted_20_Text"><text:span text:style-name="Source_20_Text"><text:s text:c="2"/>"module": "auth",</text:span></text:p>
        <text:p text:style-name="Preformatted_20_Text"><text:span text:style-name="Source_20_Text"><text:s text:c="2"/>"status": "IN_PROGRESS"</text:span></text:p>
        <text:p text:style-name="P4"><text:span text:style-name="Source_20_Text">}</text:span></text:p>
      </text:section>
      <text:p text:style-name="Horizontal_20_Line"/>
      <text:h text:style-name="Heading_20_2" text:outline-level="2">3. Task Registry</text:h>
      <text:section text:style-name="Sect1" text:name="Section4">
        <text:p text:style-name="P3"><text:bookmark text:name="code-block-viewer Copy 3"/><text:span text:style-name="Source_20_Text">{</text:span></text:p>
        <text:p text:style-name="Preformatted_20_Text"><text:span text:style-name="Source_20_Text"><text:s text:c="2"/>"task_id": "TASK-001",</text:span></text:p>
        <text:p text:style-name="Preformatted_20_Text"><text:span text:style-name="Source_20_Text"><text:s text:c="2"/>"state": "VERIFYING",</text:span></text:p>
        <text:p text:style-name="Preformatted_20_Text"><text:span text:style-name="Source_20_Text"><text:s text:c="2"/>"retry_count": 1</text:span></text:p>
        <text:p text:style-name="P4"><text:span text:style-name="Source_20_Text">}</text:span></text:p>
      </text:section>
      <text:p text:style-name="Horizontal_20_Line"/>
      <text:h text:style-name="Heading_20_2" text:outline-level="2">4. State Transition Engine</text:h>
      <text:p text:style-name="Text_20_body">Không cho phép:</text:p>
      <text:section text:style-name="Sect1" text:name="Section5">
        <text:p text:style-name="P11"><text:bookmark text:name="code-block-viewer Copy 4"/><text:span text:style-name="Source_20_Text">DONE → IMPLEMENTING</text:span></text:p>
      </text:section>
      <text:p text:style-name="Text_20_body">nếu không có rollback hợp lệ.</text:p>
      <text:p text:style-name="Horizontal_20_Line"/>
      <text:h text:style-name="Heading_20_1" text:outline-level="1">Tech Stack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Thành phần</text:p>
            </table:table-cell>
            <table:table-cell table:style-name="Table4.A1" office:value-type="string">
              <text:p text:style-name="Table_20_Heading">Tech</text:p>
            </table:table-cell>
          </table:table-row>
        </table:table-header-rows>
        <table:table-row>
          <table:table-cell table:style-name="Table4.A1" office:value-type="string">
            <text:p text:style-name="Table_20_Contents">Backend</text:p>
          </table:table-cell>
          <table:table-cell table:style-name="Table4.A1" office:value-type="string">
            <text:p text:style-name="Table_20_Contents">FastAPI</text:p>
          </table:table-cell>
        </table:table-row>
        <table:table-row>
          <table:table-cell table:style-name="Table4.A1" office:value-type="string">
            <text:p text:style-name="Table_20_Contents">Database</text:p>
          </table:table-cell>
          <table:table-cell table:style-name="Table4.A1" office:value-type="string">
            <text:p text:style-name="Table_20_Contents">PostgreSQL</text:p>
          </table:table-cell>
        </table:table-row>
        <table:table-row>
          <table:table-cell table:style-name="Table4.A1" office:value-type="string">
            <text:p text:style-name="Table_20_Contents">ORM</text:p>
          </table:table-cell>
          <table:table-cell table:style-name="Table4.A1" office:value-type="string">
            <text:p text:style-name="Table_20_Contents">SQLAlchemy</text:p>
          </table:table-cell>
        </table:table-row>
        <table:table-row>
          <table:table-cell table:style-name="Table4.A1" office:value-type="string">
            <text:p text:style-name="Table_20_Contents">Validation</text:p>
          </table:table-cell>
          <table:table-cell table:style-name="Table4.A1" office:value-type="string">
            <text:p text:style-name="Table_20_Contents">Pydantic</text:p>
          </table:table-cell>
        </table:table-row>
        <table:table-row>
          <table:table-cell table:style-name="Table4.A1" office:value-type="string">
            <text:p text:style-name="Table_20_Contents">Queue</text:p>
          </table:table-cell>
          <table:table-cell table:style-name="Table4.A1" office:value-type="string">
            <text:p text:style-name="Table_20_Contents">Redis</text:p>
          </table:table-cell>
        </table:table-row>
      </table:table>
      <text:p text:style-name="Horizontal_20_Line"/>
      <text:h text:style-name="Heading_20_1" text:outline-level="1">Output cuối phase</text:h>
      <text:p text:style-name="Text_20_body">✅ Có API quản lý state<text:line-break/>✅ Có workflow transitions<text:line-break/>✅ Có retry tracking<text:line-break/>✅ Có audit logs cơ bản</text:p>
      <text:p text:style-name="Horizontal_20_Line"/>
      <text:h text:style-name="Heading_20_1" text:outline-level="1"><text:soft-page-break/>PHASE 2 — WORKFLOW ENGINE</text:h>
      <text:h text:style-name="Heading_20_1" text:outline-level="1">(2–3 tuần)</text:h>
      <text:h text:style-name="Heading_20_1" text:outline-level="1">Mục tiêu</text:h>
      <text:p text:style-name="Text_20_body">Build orchestration thật sự.</text:p>
      <text:p text:style-name="Horizontal_20_Line"/>
      <text:h text:style-name="Heading_20_1" text:outline-level="1">Chức năng</text:h>
      <text:h text:style-name="Heading_20_2" text:outline-level="2">1. Workflow Graph</text:h>
      <text:p text:style-name="Text_20_body">Dùng:</text:p>
      <text:list text:style-name="L5">
        <text:list-item>
          <text:p text:style-name="P12">LangGraph </text:p>
        </text:list-item>
      </text:list>
      <text:p text:style-name="Horizontal_20_Line"/>
      <text:h text:style-name="Heading_20_1" text:outline-level="1">Workflow ví dụ</text:h>
      <text:section text:style-name="Sect1" text:name="Section6">
        <text:p text:style-name="P3"><text:bookmark text:name="code-block-viewer Copy 5"/><text:span text:style-name="Source_20_Text">receive task</text:span></text:p>
        <text:p text:style-name="Preformatted_20_Text"><text:span text:style-name="Source_20_Text">↓</text:span></text:p>
        <text:p text:style-name="Preformatted_20_Text"><text:span text:style-name="Source_20_Text">plan</text:span></text:p>
        <text:p text:style-name="Preformatted_20_Text"><text:span text:style-name="Source_20_Text">↓</text:span></text:p>
        <text:p text:style-name="Preformatted_20_Text"><text:span text:style-name="Source_20_Text">assign</text:span></text:p>
        <text:p text:style-name="Preformatted_20_Text"><text:span text:style-name="Source_20_Text">↓</text:span></text:p>
        <text:p text:style-name="Preformatted_20_Text"><text:span text:style-name="Source_20_Text">execute</text:span></text:p>
        <text:p text:style-name="Preformatted_20_Text"><text:span text:style-name="Source_20_Text">↓</text:span></text:p>
        <text:p text:style-name="Preformatted_20_Text"><text:span text:style-name="Source_20_Text">verify</text:span></text:p>
        <text:p text:style-name="Preformatted_20_Text"><text:span text:style-name="Source_20_Text">↓</text:span></text:p>
        <text:p text:style-name="Preformatted_20_Text"><text:span text:style-name="Source_20_Text">review</text:span></text:p>
        <text:p text:style-name="Preformatted_20_Text"><text:span text:style-name="Source_20_Text">↓</text:span></text:p>
        <text:p text:style-name="P4"><text:span text:style-name="Source_20_Text">done</text:span></text:p>
      </text:section>
      <text:p text:style-name="Horizontal_20_Line"/>
      <text:h text:style-name="Heading_20_2" text:outline-level="2">2. Dependency Management</text:h>
      <text:p text:style-name="Text_20_body">Ví dụ:</text:p>
      <text:section text:style-name="Sect1" text:name="Section7">
        <text:p text:style-name="P3"><text:bookmark text:name="code-block-viewer Copy 6"/><text:span text:style-name="Source_20_Text">recommendation-engine</text:span></text:p>
        <text:p text:style-name="Preformatted_20_Text"><text:span text:style-name="Source_20_Text">phụ thuộc:</text:span></text:p>
        <text:p text:style-name="P4"><text:span text:style-name="Source_20_Text">auth-system</text:span></text:p>
      </text:section>
      <text:p text:style-name="Horizontal_20_Line"/>
      <text:h text:style-name="Heading_20_2" text:outline-level="2"><text:soft-page-break/>3. Escalation Engine</text:h>
      <text:section text:style-name="Sect1" text:name="Section8">
        <text:p text:style-name="P3"><text:bookmark text:name="code-block-viewer Copy 7"/><text:span text:style-name="Source_20_Text">retry &gt; 2</text:span></text:p>
        <text:p text:style-name="P4"><text:span text:style-name="Source_20_Text">→ ESCALATE</text:span></text:p>
      </text:section>
      <text:p text:style-name="Horizontal_20_Line"/>
      <text:h text:style-name="Heading_20_2" text:outline-level="2">4. Takeover Mode</text:h>
      <text:p text:style-name="Text_20_body">Mentor:</text:p>
      <text:list text:style-name="L6">
        <text:list-item>
          <text:p text:style-name="P13">rewrite </text:p>
        </text:list-item>
        <text:list-item>
          <text:p text:style-name="P13">redesign </text:p>
        </text:list-item>
        <text:list-item>
          <text:p text:style-name="P14">override execution </text:p>
        </text:list-item>
      </text:list>
      <text:p text:style-name="Horizontal_20_Line"/>
      <text:h text:style-name="Heading_20_1" text:outline-level="1">Output cuối phase</text:h>
      <text:p text:style-name="Text_20_body">✅ Workflow chạy end-to-end<text:line-break/>✅ Retry &amp; escalation hoạt động<text:line-break/>✅ Agent coordination cơ bản chạy được</text:p>
      <text:p text:style-name="Horizontal_20_Line"/>
      <text:h text:style-name="Heading_20_1" text:outline-level="1">PHASE 3 — AGENT RUNTIME</text:h>
      <text:h text:style-name="Heading_20_1" text:outline-level="1">(2–4 tuần)</text:h>
      <text:h text:style-name="Heading_20_1" text:outline-level="1">Mục tiêu</text:h>
      <text:p text:style-name="Text_20_body">Build hệ agent thật.</text:p>
      <text:p text:style-name="Horizontal_20_Line"/>
      <text:h text:style-name="Heading_20_1" text:outline-level="1">Chức năng</text:h>
      <text:h text:style-name="Heading_20_2" text:outline-level="2">1. Model Router</text:h>
      <text:section text:style-name="Sect1" text:name="Section9">
        <text:p text:style-name="P3"><text:bookmark text:name="code-block-viewer Copy 8"/><text:span text:style-name="Source_20_Text">if complexity &lt; 3:</text:span></text:p>
        <text:p text:style-name="Preformatted_20_Text"><text:span text:style-name="Source_20_Text"><text:s text:c="4"/>use_flash()</text:span></text:p>
        <text:p text:style-name="Preformatted_20_Text"><text:span text:style-name="Source_20_Text">elif complexity &lt; 7:</text:span></text:p>
        <text:p text:style-name="Preformatted_20_Text"><text:span text:style-name="Source_20_Text"><text:s text:c="4"/>use_pro()</text:span></text:p>
        <text:p text:style-name="Preformatted_20_Text"><text:span text:style-name="Source_20_Text">else:</text:span></text:p>
        <text:p text:style-name="P4"><text:span text:style-name="Source_20_Text"><text:s text:c="4"/>use_qwen()</text:span></text:p>
      </text:section>
      <text:p text:style-name="Horizontal_20_Line"><text:soft-page-break/></text:p>
      <text:h text:style-name="Heading_20_2" text:outline-level="2">2. Agent Runtime</text:h>
      <text:p text:style-name="Text_20_body">Build:</text:p>
      <text:list text:style-name="L7">
        <text:list-item>
          <text:p text:style-name="P15">execute_agent() </text:p>
        </text:list-item>
        <text:list-item>
          <text:p text:style-name="P15">retry_agent() </text:p>
        </text:list-item>
        <text:list-item>
          <text:p text:style-name="P15">escalate_agent() </text:p>
        </text:list-item>
        <text:list-item>
          <text:p text:style-name="P16">takeover() </text:p>
        </text:list-item>
      </text:list>
      <text:p text:style-name="Horizontal_20_Line"/>
      <text:h text:style-name="Heading_20_2" text:outline-level="2">3. Prompt Templates</text:h>
      <text:p text:style-name="Text_20_body">Tách:</text:p>
      <text:list text:style-name="L8">
        <text:list-item>
          <text:p text:style-name="P17">planner prompt </text:p>
        </text:list-item>
        <text:list-item>
          <text:p text:style-name="P17">coder prompt </text:p>
        </text:list-item>
        <text:list-item>
          <text:p text:style-name="P17">reviewer prompt </text:p>
        </text:list-item>
        <text:list-item>
          <text:p text:style-name="P18">mentor prompt </text:p>
        </text:list-item>
      </text:list>
      <text:p text:style-name="Horizontal_20_Line"/>
      <text:h text:style-name="Heading_20_2" text:outline-level="2">4. Context Builder</text:h>
      <text:p text:style-name="Text_20_body">Agent chỉ đọc:</text:p>
      <text:list text:style-name="L9">
        <text:list-item>
          <text:p text:style-name="P19">task hiện tại </text:p>
        </text:list-item>
        <text:list-item>
          <text:p text:style-name="P19">related modules </text:p>
        </text:list-item>
        <text:list-item>
          <text:p text:style-name="P20">relevant memory </text:p>
        </text:list-item>
      </text:list>
      <text:p text:style-name="Text_20_body">KHÔNG load toàn project.</text:p>
      <text:p text:style-name="Horizontal_20_Line"/>
      <text:h text:style-name="Heading_20_1" text:outline-level="1">Output cuối phase</text:h>
      <text:p text:style-name="Text_20_body">✅ Agent execution chạy thật<text:line-break/>✅ Routing theo complexity<text:line-break/>✅ Retry &amp; escalation ổn định</text:p>
      <text:p text:style-name="Horizontal_20_Line"/>
      <text:h text:style-name="Heading_20_1" text:outline-level="1"><text:soft-page-break/>PHASE 4 — VERIFICATION SANDBOX</text:h>
      <text:h text:style-name="Heading_20_1" text:outline-level="1">(2–3 tuần)</text:h>
      <text:h text:style-name="Heading_20_1" text:outline-level="1">Đây là phase reliability</text:h>
      <text:p text:style-name="Horizontal_20_Line"/>
      <text:h text:style-name="Heading_20_1" text:outline-level="1">Mục tiêu</text:h>
      <text:p text:style-name="Text_20_body">Không tin AI.<text:line-break/>Chỉ tin execution result.</text:p>
      <text:p text:style-name="Horizontal_20_Line"/>
      <text:h text:style-name="Heading_20_1" text:outline-level="1">Chức năng</text:h>
      <text:h text:style-name="Heading_20_2" text:outline-level="2">1. Docker Sandbox Manager</text:h>
      <text:p text:style-name="Text_20_body">Build:</text:p>
      <text:list text:style-name="L10">
        <text:list-item>
          <text:p text:style-name="P21">create container </text:p>
        </text:list-item>
        <text:list-item>
          <text:p text:style-name="P21">mount repo </text:p>
        </text:list-item>
        <text:list-item>
          <text:p text:style-name="P21">run tests </text:p>
        </text:list-item>
        <text:list-item>
          <text:p text:style-name="P21">capture logs </text:p>
        </text:list-item>
        <text:list-item>
          <text:p text:style-name="P22">destroy container </text:p>
        </text:list-item>
      </text:list>
      <text:p text:style-name="Horizontal_20_Line"/>
      <text:h text:style-name="Heading_20_2" text:outline-level="2">2. Verification Pipeline</text:h>
      <text:section text:style-name="Sect1" text:name="Section10">
        <text:p text:style-name="P3"><text:bookmark text:name="code-block-viewer Copy 9"/><text:span text:style-name="Source_20_Text">lint</text:span></text:p>
        <text:p text:style-name="Preformatted_20_Text"><text:span text:style-name="Source_20_Text">↓</text:span></text:p>
        <text:p text:style-name="Preformatted_20_Text"><text:span text:style-name="Source_20_Text">unit test</text:span></text:p>
        <text:p text:style-name="Preformatted_20_Text"><text:span text:style-name="Source_20_Text">↓</text:span></text:p>
        <text:p text:style-name="Preformatted_20_Text"><text:span text:style-name="Source_20_Text">integration test</text:span></text:p>
        <text:p text:style-name="Preformatted_20_Text"><text:span text:style-name="Source_20_Text">↓</text:span></text:p>
        <text:p text:style-name="Preformatted_20_Text"><text:span text:style-name="Source_20_Text">build</text:span></text:p>
        <text:p text:style-name="Preformatted_20_Text"><text:span text:style-name="Source_20_Text">↓</text:span></text:p>
        <text:p text:style-name="P4"><text:span text:style-name="Source_20_Text">security scan</text:span></text:p>
      </text:section>
      <text:p text:style-name="Horizontal_20_Line"/>
      <text:h text:style-name="Heading_20_2" text:outline-level="2">3. Exit Code Validation</text:h>
      <text:section text:style-name="Sect1" text:name="Section11">
        <text:p text:style-name="P3"><text:bookmark text:name="code-block-viewer Copy 10"/><text:soft-page-break/><text:span text:style-name="Source_20_Text">exit code = 0</text:span></text:p>
        <text:p text:style-name="P4"><text:span text:style-name="Source_20_Text">→ VERIFIED</text:span></text:p>
      </text:section>
      <text:p text:style-name="Horizontal_20_Line"/>
      <text:h text:style-name="Heading_20_2" text:outline-level="2">4. Rollback Engine</text:h>
      <text:p text:style-name="Text_20_body">Nếu fail:</text:p>
      <text:list text:style-name="L11">
        <text:list-item>
          <text:p text:style-name="P23">revert branch </text:p>
        </text:list-item>
        <text:list-item>
          <text:p text:style-name="P24">restore snapshot </text:p>
        </text:list-item>
      </text:list>
      <text:p text:style-name="Horizontal_20_Line"/>
      <text:h text:style-name="Heading_20_1" text:outline-level="1">Tech Stack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Thành phần</text:p>
            </table:table-cell>
            <table:table-cell table:style-name="Table5.A1" office:value-type="string">
              <text:p text:style-name="Table_20_Heading">Tech</text:p>
            </table:table-cell>
          </table:table-row>
        </table:table-header-rows>
        <table:table-row>
          <table:table-cell table:style-name="Table5.A1" office:value-type="string">
            <text:p text:style-name="Table_20_Contents">Containers</text:p>
          </table:table-cell>
          <table:table-cell table:style-name="Table5.A1" office:value-type="string">
            <text:p text:style-name="Table_20_Contents">Docker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Ubuntu</text:p>
          </table:table-cell>
        </table:table-row>
        <table:table-row>
          <table:table-cell table:style-name="Table5.A1" office:value-type="string">
            <text:p text:style-name="Table_20_Contents">CI</text:p>
          </table:table-cell>
          <table:table-cell table:style-name="Table5.A1" office:value-type="string">
            <text:p text:style-name="Table_20_Contents">GitHub Actions</text:p>
          </table:table-cell>
        </table:table-row>
        <table:table-row>
          <table:table-cell table:style-name="Table5.A1" office:value-type="string">
            <text:p text:style-name="Table_20_Contents">Logs</text:p>
          </table:table-cell>
          <table:table-cell table:style-name="Table5.A1" office:value-type="string">
            <text:p text:style-name="Table_20_Contents">Loki</text:p>
          </table:table-cell>
        </table:table-row>
      </table:table>
      <text:p text:style-name="Horizontal_20_Line"/>
      <text:h text:style-name="Heading_20_1" text:outline-level="1">Output cuối phase</text:h>
      <text:p text:style-name="Text_20_body">✅ AI code chạy được thật<text:line-break/>✅ Có rollback<text:line-break/>✅ Có deterministic verification</text:p>
      <text:p text:style-name="Horizontal_20_Line"/>
      <text:h text:style-name="Heading_20_1" text:outline-level="1">PHASE 5 — GOVERNANCE LAYER</text:h>
      <text:h text:style-name="Heading_20_1" text:outline-level="1">(2 tuần)</text:h>
      <text:h text:style-name="Heading_20_1" text:outline-level="1">Đây là phase "AI discipline"</text:h>
      <text:p text:style-name="Horizontal_20_Line"/>
      <text:h text:style-name="Heading_20_1" text:outline-level="1"><text:soft-page-break/>Chức năng</text:h>
      <text:h text:style-name="Heading_20_2" text:outline-level="2">1. Confidence Engine</text:h>
      <text:section text:style-name="Sect1" text:name="Section12">
        <text:p text:style-name="P3"><text:bookmark text:name="code-block-viewer Copy 11"/><text:span text:style-name="Source_20_Text">Confidence =</text:span></text:p>
        <text:p text:style-name="Preformatted_20_Text"><text:span text:style-name="Source_20_Text">(T × 0.35)</text:span></text:p>
        <text:p text:style-name="Preformatted_20_Text"><text:span text:style-name="Source_20_Text">+</text:span></text:p>
        <text:p text:style-name="Preformatted_20_Text"><text:span text:style-name="Source_20_Text">(L × 0.15)</text:span></text:p>
        <text:p text:style-name="Preformatted_20_Text"><text:span text:style-name="Source_20_Text">-</text:span></text:p>
        <text:p text:style-name="Preformatted_20_Text"><text:span text:style-name="Source_20_Text">(P × 0.20)</text:span></text:p>
        <text:p text:style-name="Preformatted_20_Text"><text:span text:style-name="Source_20_Text">+</text:span></text:p>
        <text:p text:style-name="P4"><text:span text:style-name="Source_20_Text">(A × 0.30)</text:span></text:p>
      </text:section>
      <text:p text:style-name="Horizontal_20_Line"/>
      <text:h text:style-name="Heading_20_2" text:outline-level="2">2. Architectural Law Engine</text:h>
      <text:p text:style-name="Text_20_body">Kiểm tra:</text:p>
      <text:list text:style-name="L12">
        <text:list-item>
          <text:p text:style-name="P25">clean architecture </text:p>
        </text:list-item>
        <text:list-item>
          <text:p text:style-name="P25">validation </text:p>
        </text:list-item>
        <text:list-item>
          <text:p text:style-name="P26">forbidden patterns </text:p>
        </text:list-item>
      </text:list>
      <text:p text:style-name="Horizontal_20_Line"/>
      <text:h text:style-name="Heading_20_2" text:outline-level="2">3. Cost Governor</text:h>
      <text:p text:style-name="Text_20_body">Theo dõi:</text:p>
      <text:list text:style-name="L13">
        <text:list-item>
          <text:p text:style-name="P27">token usage </text:p>
        </text:list-item>
        <text:list-item>
          <text:p text:style-name="P27">mentor calls </text:p>
        </text:list-item>
        <text:list-item>
          <text:p text:style-name="P28">retry loops </text:p>
        </text:list-item>
      </text:list>
      <text:p text:style-name="Horizontal_20_Line"/>
      <text:h text:style-name="Heading_20_2" text:outline-level="2">4. Risk Classification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Risk</text:p>
            </table:table-cell>
            <table:table-cell table:style-name="Table6.A1" office:value-type="string">
              <text:p text:style-name="Table_20_Heading">Action</text:p>
            </table:table-cell>
          </table:table-row>
        </table:table-header-rows>
        <table:table-row>
          <table:table-cell table:style-name="Table6.A1" office:value-type="string">
            <text:p text:style-name="Table_20_Contents">LOW</text:p>
          </table:table-cell>
          <table:table-cell table:style-name="Table6.A1" office:value-type="string">
            <text:p text:style-name="Table_20_Contents">auto approve</text:p>
          </table:table-cell>
        </table:table-row>
        <table:table-row>
          <table:table-cell table:style-name="Table6.A1" office:value-type="string">
            <text:p text:style-name="Table_20_Contents">HIGH</text:p>
          </table:table-cell>
          <table:table-cell table:style-name="Table6.A1" office:value-type="string">
            <text:p text:style-name="Table_20_Contents">require audit</text:p>
          </table:table-cell>
        </table:table-row>
        <table:table-row>
          <table:table-cell table:style-name="Table6.A1" office:value-type="string">
            <text:p text:style-name="Table_20_Contents">CRITICAL</text:p>
          </table:table-cell>
          <table:table-cell table:style-name="Table6.A1" office:value-type="string">
            <text:p text:style-name="Table_20_Contents">require human approval</text:p>
          </table:table-cell>
        </table:table-row>
      </table:table>
      <text:p text:style-name="Horizontal_20_Line"/>
      <text:h text:style-name="Heading_20_1" text:outline-level="1"><text:soft-page-break/>Output cuối phase</text:h>
      <text:p text:style-name="Text_20_body">✅ Governance thật sự<text:line-break/>✅ AI bị ràng buộc bởi luật<text:line-break/>✅ Cost optimization hoạt động</text:p>
      <text:p text:style-name="Horizontal_20_Line"/>
      <text:h text:style-name="Heading_20_1" text:outline-level="1">PHASE 6 — MEMORY SYSTEM</text:h>
      <text:h text:style-name="Heading_20_1" text:outline-level="1">(2–3 tuần)</text:h>
      <text:h text:style-name="Heading_20_1" text:outline-level="1">Đây là phase "organizational learning"</text:h>
      <text:p text:style-name="Horizontal_20_Line"/>
      <text:h text:style-name="Heading_20_1" text:outline-level="1">Chức năng</text:h>
      <text:h text:style-name="Heading_20_2" text:outline-level="2">1. Instruction Ledger</text:h>
      <text:p text:style-name="Text_20_body">Lưu:</text:p>
      <text:list text:style-name="L14">
        <text:list-item>
          <text:p text:style-name="P29">mentor advice </text:p>
        </text:list-item>
        <text:list-item>
          <text:p text:style-name="P29">failed patterns </text:p>
        </text:list-item>
        <text:list-item>
          <text:p text:style-name="P30">architecture decisions </text:p>
        </text:list-item>
      </text:list>
      <text:p text:style-name="Horizontal_20_Line"/>
      <text:h text:style-name="Heading_20_2" text:outline-level="2">2. Semantic Retrieval</text:h>
      <text:p text:style-name="Text_20_body">Workflow:</text:p>
      <text:section text:style-name="Sect1" text:name="Section13">
        <text:p text:style-name="P3"><text:bookmark text:name="code-block-viewer Copy 12"/><text:span text:style-name="Source_20_Text">new task</text:span></text:p>
        <text:p text:style-name="Preformatted_20_Text"><text:span text:style-name="Source_20_Text">↓</text:span></text:p>
        <text:p text:style-name="Preformatted_20_Text"><text:span text:style-name="Source_20_Text">search memory</text:span></text:p>
        <text:p text:style-name="Preformatted_20_Text"><text:span text:style-name="Source_20_Text">↓</text:span></text:p>
        <text:p text:style-name="P4"><text:span text:style-name="Source_20_Text">reuse solution</text:span></text:p>
      </text:section>
      <text:p text:style-name="Horizontal_20_Line"/>
      <text:h text:style-name="Heading_20_2" text:outline-level="2">3. Decision History</text:h>
      <text:p text:style-name="Text_20_body">Ví dụ:</text:p>
      <text:section text:style-name="Sect1" text:name="Section14">
        <text:p text:style-name="P3"><text:bookmark text:name="code-block-viewer Copy 13"/><text:span text:style-name="Source_20_Text">decision:</text:span></text:p>
        <text:p text:style-name="Preformatted_20_Text"><text:soft-page-break/><text:span text:style-name="Source_20_Text"><text:s text:c="2"/>use redis pubsub</text:span></text:p>
        <text:p text:style-name="Preformatted_20_Text"><text:span text:style-name="Source_20_Text">reason:</text:span></text:p>
        <text:p text:style-name="P4"><text:span text:style-name="Source_20_Text"><text:s text:c="2"/>websocket scaling</text:span></text:p>
      </text:section>
      <text:p text:style-name="Horizontal_20_Line"/>
      <text:h text:style-name="Heading_20_1" text:outline-level="1">Tech Stack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Thành phần</text:p>
            </table:table-cell>
            <table:table-cell table:style-name="Table7.A1" office:value-type="string">
              <text:p text:style-name="Table_20_Heading">Tech</text:p>
            </table:table-cell>
          </table:table-row>
        </table:table-header-rows>
        <table:table-row>
          <table:table-cell table:style-name="Table7.A1" office:value-type="string">
            <text:p text:style-name="Table_20_Contents">Vector Search</text:p>
          </table:table-cell>
          <table:table-cell table:style-name="Table7.A1" office:value-type="string">
            <text:p text:style-name="Table_20_Contents">pgvector</text:p>
          </table:table-cell>
        </table:table-row>
        <table:table-row>
          <table:table-cell table:style-name="Table7.A1" office:value-type="string">
            <text:p text:style-name="Table_20_Contents">DB</text:p>
          </table:table-cell>
          <table:table-cell table:style-name="Table7.A1" office:value-type="string">
            <text:p text:style-name="Table_20_Contents">PostgreSQL</text:p>
          </table:table-cell>
        </table:table-row>
        <table:table-row>
          <table:table-cell table:style-name="Table7.A1" office:value-type="string">
            <text:p text:style-name="Table_20_Contents">Embeddings</text:p>
          </table:table-cell>
          <table:table-cell table:style-name="Table7.A1" office:value-type="string">
            <text:p text:style-name="Table_20_Contents">OpenAI / BGE</text:p>
          </table:table-cell>
        </table:table-row>
      </table:table>
      <text:p text:style-name="Horizontal_20_Line"/>
      <text:h text:style-name="Heading_20_1" text:outline-level="1">Output cuối phase</text:h>
      <text:p text:style-name="Text_20_body">✅ AI nhớ workflow cũ<text:line-break/>✅ Giảm mentor cost<text:line-break/>✅ Reuse solutions</text:p>
      <text:p text:style-name="Horizontal_20_Line"/>
      <text:h text:style-name="Heading_20_1" text:outline-level="1">PHASE 7 — DASHBOARD &amp; OBSERVABILITY</text:h>
      <text:h text:style-name="Heading_20_1" text:outline-level="1">(2–3 tuần)</text:h>
      <text:h text:style-name="Heading_20_1" text:outline-level="1">Đây là phase visibility</text:h>
      <text:p text:style-name="Horizontal_20_Line"/>
      <text:h text:style-name="Heading_20_1" text:outline-level="1">Chức năng</text:h>
      <text:h text:style-name="Heading_20_2" text:outline-level="2">Dashboard hiển thị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Metric</text:p>
            </table:table-cell>
            <table:table-cell table:style-name="Table8.A1" office:value-type="string">
              <text:p text:style-name="Table_20_Heading">Ý nghĩa</text:p>
            </table:table-cell>
          </table:table-row>
        </table:table-header-rows>
        <table:table-row>
          <table:table-cell table:style-name="Table8.A1" office:value-type="string">
            <text:p text:style-name="Table_20_Contents">Current tasks</text:p>
          </table:table-cell>
          <table:table-cell table:style-name="Table8.A1" office:value-type="string">
            <text:p text:style-name="Table_20_Contents">Agent đang làm gì</text:p>
          </table:table-cell>
        </table:table-row>
        <table:table-row>
          <table:table-cell table:style-name="Table8.A1" office:value-type="string">
            <text:p text:style-name="Table_20_Contents">Confidence</text:p>
          </table:table-cell>
          <table:table-cell table:style-name="Table8.A1" office:value-type="string">
            <text:p text:style-name="Table_20_Contents">Task ổn không</text:p>
          </table:table-cell>
        </table:table-row>
        <table:table-row>
          <table:table-cell table:style-name="Table8.A1" office:value-type="string">
            <text:p text:style-name="Table_20_Contents">Retry count</text:p>
          </table:table-cell>
          <table:table-cell table:style-name="Table8.A1" office:value-type="string">
            <text:p text:style-name="Table_20_Contents">Có loop không</text:p>
          </table:table-cell>
        </table:table-row>
        <table:table-row>
          <table:table-cell table:style-name="Table8.A1" office:value-type="string">
            <text:p text:style-name="Table_20_Contents">Mentor calls</text:p>
          </table:table-cell>
          <table:table-cell table:style-name="Table8.A1" office:value-type="string">
            <text:p text:style-name="Table_20_Contents">Cost</text:p>
          </table:table-cell>
        </table:table-row>
        <text:soft-page-break/>
        <table:table-row>
          <table:table-cell table:style-name="Table8.A1" office:value-type="string">
            <text:p text:style-name="Table_20_Contents">Failures</text:p>
          </table:table-cell>
          <table:table-cell table:style-name="Table8.A1" office:value-type="string">
            <text:p text:style-name="Table_20_Contents">Bottleneck</text:p>
          </table:table-cell>
        </table:table-row>
        <table:table-row>
          <table:table-cell table:style-name="Table8.A1" office:value-type="string">
            <text:p text:style-name="Table_20_Contents">Workflow graph</text:p>
          </table:table-cell>
          <table:table-cell table:style-name="Table8.A1" office:value-type="string">
            <text:p text:style-name="Table_20_Contents">Trạng thái hệ thống</text:p>
          </table:table-cell>
        </table:table-row>
      </table:table>
      <text:p text:style-name="Horizontal_20_Line"/>
      <text:h text:style-name="Heading_20_1" text:outline-level="1">Tech Stack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Thành phần</text:p>
            </table:table-cell>
            <table:table-cell table:style-name="Table9.A1" office:value-type="string">
              <text:p text:style-name="Table_20_Heading">Tech</text:p>
            </table:table-cell>
          </table:table-row>
        </table:table-header-rows>
        <table:table-row>
          <table:table-cell table:style-name="Table9.A1" office:value-type="string">
            <text:p text:style-name="Table_20_Contents">Frontend</text:p>
          </table:table-cell>
          <table:table-cell table:style-name="Table9.A1" office:value-type="string">
            <text:p text:style-name="Table_20_Contents">Next.js</text:p>
          </table:table-cell>
        </table:table-row>
        <table:table-row>
          <table:table-cell table:style-name="Table9.A1" office:value-type="string">
            <text:p text:style-name="Table_20_Contents">Styling</text:p>
          </table:table-cell>
          <table:table-cell table:style-name="Table9.A1" office:value-type="string">
            <text:p text:style-name="Table_20_Contents">Tailwind</text:p>
          </table:table-cell>
        </table:table-row>
        <table:table-row>
          <table:table-cell table:style-name="Table9.A1" office:value-type="string">
            <text:p text:style-name="Table_20_Contents">Charts</text:p>
          </table:table-cell>
          <table:table-cell table:style-name="Table9.A1" office:value-type="string">
            <text:p text:style-name="Table_20_Contents">Recharts</text:p>
          </table:table-cell>
        </table:table-row>
        <table:table-row>
          <table:table-cell table:style-name="Table9.A1" office:value-type="string">
            <text:p text:style-name="Table_20_Contents">State</text:p>
          </table:table-cell>
          <table:table-cell table:style-name="Table9.A1" office:value-type="string">
            <text:p text:style-name="Table_20_Contents">Zustand</text:p>
          </table:table-cell>
        </table:table-row>
      </table:table>
      <text:p text:style-name="Horizontal_20_Line"/>
      <text:h text:style-name="Heading_20_1" text:outline-level="1">Monitoring Stack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Thành phần</text:p>
            </table:table-cell>
            <table:table-cell table:style-name="Table10.A1" office:value-type="string">
              <text:p text:style-name="Table_20_Heading">Tech</text:p>
            </table:table-cell>
          </table:table-row>
        </table:table-header-rows>
        <table:table-row>
          <table:table-cell table:style-name="Table10.A1" office:value-type="string">
            <text:p text:style-name="Table_20_Contents">Metrics</text:p>
          </table:table-cell>
          <table:table-cell table:style-name="Table10.A1" office:value-type="string">
            <text:p text:style-name="Table_20_Contents">Prometheus</text:p>
          </table:table-cell>
        </table:table-row>
        <table:table-row>
          <table:table-cell table:style-name="Table10.A1" office:value-type="string">
            <text:p text:style-name="Table_20_Contents">Logs</text:p>
          </table:table-cell>
          <table:table-cell table:style-name="Table10.A1" office:value-type="string">
            <text:p text:style-name="Table_20_Contents">Loki</text:p>
          </table:table-cell>
        </table:table-row>
        <table:table-row>
          <table:table-cell table:style-name="Table10.A1" office:value-type="string">
            <text:p text:style-name="Table_20_Contents">Visualization</text:p>
          </table:table-cell>
          <table:table-cell table:style-name="Table10.A1" office:value-type="string">
            <text:p text:style-name="Table_20_Contents">Grafana</text:p>
          </table:table-cell>
        </table:table-row>
        <table:table-row>
          <table:table-cell table:style-name="Table10.A1" office:value-type="string">
            <text:p text:style-name="Table_20_Contents">Tracing</text:p>
          </table:table-cell>
          <table:table-cell table:style-name="Table10.A1" office:value-type="string">
            <text:p text:style-name="Table_20_Contents">OpenTelemetry</text:p>
          </table:table-cell>
        </table:table-row>
      </table:table>
      <text:p text:style-name="Horizontal_20_Line"/>
      <text:h text:style-name="Heading_20_1" text:outline-level="1">Output cuối phase</text:h>
      <text:p text:style-name="Text_20_body">✅ Quan sát toàn hệ thống<text:line-break/>✅ Debug workflow dễ<text:line-break/>✅ Theo dõi cost &amp; reliability</text:p>
      <text:p text:style-name="Horizontal_20_Line"/>
      <text:h text:style-name="Heading_20_1" text:outline-level="1">PHASE 8 — DEPLOYMENT &amp; OPERATIONS</text:h>
      <text:h text:style-name="Heading_20_1" text:outline-level="1">(2–3 tuần)</text:h>
      <text:h text:style-name="Heading_20_1" text:outline-level="1">Mục tiêu</text:h>
      <text:p text:style-name="Text_20_body">AI deploy thật.</text:p>
      <text:p text:style-name="Horizontal_20_Line"/>
      <text:h text:style-name="Heading_20_1" text:outline-level="1"><text:soft-page-break/>Chức năng</text:h>
      <text:h text:style-name="Heading_20_2" text:outline-level="2">1. Staging Deployment</text:h>
      <text:p text:style-name="Text_20_body">AI tự:</text:p>
      <text:list text:style-name="L15">
        <text:list-item>
          <text:p text:style-name="P31">build image </text:p>
        </text:list-item>
        <text:list-item>
          <text:p text:style-name="P31">deploy staging </text:p>
        </text:list-item>
        <text:list-item>
          <text:p text:style-name="P32">verify staging </text:p>
        </text:list-item>
      </text:list>
      <text:p text:style-name="Horizontal_20_Line"/>
      <text:h text:style-name="Heading_20_2" text:outline-level="2">2. Production Approval</text:h>
      <text:p text:style-name="Text_20_body">Critical tasks:</text:p>
      <text:list text:style-name="L16">
        <text:list-item>
          <text:p text:style-name="P33">cần human approval </text:p>
        </text:list-item>
      </text:list>
      <text:p text:style-name="Horizontal_20_Line"/>
      <text:h text:style-name="Heading_20_2" text:outline-level="2">3. Rollback Strategy</text:h>
      <text:p text:style-name="Text_20_body">Nếu deploy fail:</text:p>
      <text:list text:style-name="L17">
        <text:list-item>
          <text:p text:style-name="P34">auto rollback </text:p>
        </text:list-item>
        <text:list-item>
          <text:p text:style-name="P35">notify user </text:p>
        </text:list-item>
      </text:list>
      <text:p text:style-name="Horizontal_20_Line"/>
      <text:h text:style-name="Heading_20_1" text:outline-level="1">Tech Stack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Thành phần</text:p>
            </table:table-cell>
            <table:table-cell table:style-name="Table11.A1" office:value-type="string">
              <text:p text:style-name="Table_20_Heading">Tech</text:p>
            </table:table-cell>
          </table:table-row>
        </table:table-header-rows>
        <table:table-row>
          <table:table-cell table:style-name="Table11.A1" office:value-type="string">
            <text:p text:style-name="Table_20_Contents">Container Orchestration</text:p>
          </table:table-cell>
          <table:table-cell table:style-name="Table11.A1" office:value-type="string">
            <text:p text:style-name="Table_20_Contents">Docker Compose / Kubernetes</text:p>
          </table:table-cell>
        </table:table-row>
        <table:table-row>
          <table:table-cell table:style-name="Table11.A1" office:value-type="string">
            <text:p text:style-name="Table_20_Contents">CI/CD</text:p>
          </table:table-cell>
          <table:table-cell table:style-name="Table11.A1" office:value-type="string">
            <text:p text:style-name="Table_20_Contents">GitHub Actions</text:p>
          </table:table-cell>
        </table:table-row>
        <table:table-row>
          <table:table-cell table:style-name="Table11.A1" office:value-type="string">
            <text:p text:style-name="Table_20_Contents">Reverse Proxy</text:p>
          </table:table-cell>
          <table:table-cell table:style-name="Table11.A1" office:value-type="string">
            <text:p text:style-name="Table_20_Contents">Nginx</text:p>
          </table:table-cell>
        </table:table-row>
        <table:table-row>
          <table:table-cell table:style-name="Table11.A1" office:value-type="string">
            <text:p text:style-name="Table_20_Contents">Cloud</text:p>
          </table:table-cell>
          <table:table-cell table:style-name="Table11.A1" office:value-type="string">
            <text:p text:style-name="Table_20_Contents">AWS / Hetzner / GCP</text:p>
          </table:table-cell>
        </table:table-row>
      </table:table>
      <text:p text:style-name="Horizontal_20_Line"/>
      <text:h text:style-name="Heading_20_1" text:outline-level="1">Output cuối phase</text:h>
      <text:p text:style-name="Text_20_body">✅ Autonomous staging deploy<text:line-break/>✅ Safe production deploy<text:line-break/>✅ Rollback automation</text:p>
      <text:p text:style-name="Horizontal_20_Line"/>
      <text:h text:style-name="Heading_20_1" text:outline-level="1"><text:soft-page-break/>PHASE 9 — OPTIMIZATION &amp; AUTONOMY</text:h>
      <text:h text:style-name="Heading_20_1" text:outline-level="1">(Liên tục)</text:h>
      <text:h text:style-name="Heading_20_1" text:outline-level="1">Mục tiêu</text:h>
      <text:p text:style-name="Text_20_body">Tăng:</text:p>
      <text:list text:style-name="L18">
        <text:list-item>
          <text:p text:style-name="P36">autonomy </text:p>
        </text:list-item>
        <text:list-item>
          <text:p text:style-name="P36">speed </text:p>
        </text:list-item>
        <text:list-item>
          <text:p text:style-name="P36">reliability </text:p>
        </text:list-item>
        <text:list-item>
          <text:p text:style-name="P37">scalability </text:p>
        </text:list-item>
      </text:list>
      <text:p text:style-name="Horizontal_20_Line"/>
      <text:h text:style-name="Heading_20_1" text:outline-level="1">Chức năng</text:h>
      <text:h text:style-name="Heading_20_2" text:outline-level="2">1. Multi-project orchestration</text:h>
      <text:p text:style-name="Text_20_body">AI quản lý nhiều project cùng lúc.</text:p>
      <text:p text:style-name="Horizontal_20_Line"/>
      <text:h text:style-name="Heading_20_2" text:outline-level="2">2. Self-improving workflows</text:h>
      <text:p text:style-name="Text_20_body">Mentor tối ưu:</text:p>
      <text:list text:style-name="L19">
        <text:list-item>
          <text:p text:style-name="P38">prompts </text:p>
        </text:list-item>
        <text:list-item>
          <text:p text:style-name="P38">routing </text:p>
        </text:list-item>
        <text:list-item>
          <text:p text:style-name="P39">governance </text:p>
        </text:list-item>
      </text:list>
      <text:p text:style-name="Horizontal_20_Line"/>
      <text:h text:style-name="Heading_20_2" text:outline-level="2">3. Autonomous refactoring</text:h>
      <text:p text:style-name="Text_20_body">AI:</text:p>
      <text:list text:style-name="L20">
        <text:list-item>
          <text:p text:style-name="P40">detect tech debt </text:p>
        </text:list-item>
        <text:list-item>
          <text:p text:style-name="P40">suggest cleanup </text:p>
        </text:list-item>
        <text:list-item>
          <text:p text:style-name="P41">optimize architecture </text:p>
        </text:list-item>
      </text:list>
      <text:p text:style-name="Horizontal_20_Line"/>
      <text:h text:style-name="Heading_20_1" text:outline-level="1"><text:soft-page-break/>MVP THỰC SỰ CỦA BẠN</text:h>
      <text:p text:style-name="Text_20_body">Không phải:</text:p>
      <text:section text:style-name="Sect1" text:name="Section15">
        <text:p text:style-name="P11"><text:bookmark text:name="code-block-viewer Copy 14"/><text:span text:style-name="Source_20_Text">AI build startup</text:span></text:p>
      </text:section>
      <text:p text:style-name="Text_20_body">Mà là:</text:p>
      <text:section text:style-name="Sect1" text:name="Section16">
        <text:p text:style-name="P3"><text:bookmark text:name="code-block-viewer Copy 15"/><text:span text:style-name="Source_20_Text">AI hoàn thành 1 task kỹ thuật</text:span></text:p>
        <text:p text:style-name="P4"><text:span text:style-name="Source_20_Text">theo workflow có governance</text:span></text:p>
      </text:section>
      <text:p text:style-name="Text_20_body">Ví dụ:</text:p>
      <text:section text:style-name="Sect1" text:name="Section17">
        <text:p text:style-name="P11"><text:bookmark text:name="code-block-viewer Copy 16"/><text:span text:style-name="Source_20_Text">"Tạo auth module"</text:span></text:p>
      </text:section>
      <text:p text:style-name="Text_20_body">và hệ thống:</text:p>
      <text:list text:style-name="L21">
        <text:list-item>
          <text:p text:style-name="P42">tự chia task </text:p>
        </text:list-item>
        <text:list-item>
          <text:p text:style-name="P42">tự code </text:p>
        </text:list-item>
        <text:list-item>
          <text:p text:style-name="P42">tự test </text:p>
        </text:list-item>
        <text:list-item>
          <text:p text:style-name="P42">tự review </text:p>
        </text:list-item>
        <text:list-item>
          <text:p text:style-name="P43">tự update state </text:p>
        </text:list-item>
      </text:list>
      <text:p text:style-name="Text_20_body">Nếu làm được ổn định:<text:line-break/>→ bạn đã xây được nền móng cực mạnh rồi.</text:p>
      <text:p text:style-name="Horizontal_20_Line"/>
      <text:h text:style-name="Heading_20_1" text:outline-level="1">THỨ TÔI KHUYÊN BẠN LÀM NGAY</text:h>
      <text:h text:style-name="Heading_20_1" text:outline-level="1">Tuần này</text:h>
      <text:h text:style-name="Heading_20_2" text:outline-level="2">1. Setup repo monorepo</text:h>
      <text:p text:style-name="Text_20_body">Ví dụ:</text:p>
      <text:section text:style-name="Sect1" text:name="Section18">
        <text:p text:style-name="P3"><text:bookmark text:name="code-block-viewer Copy 17"/><text:span text:style-name="Source_20_Text">/apps</text:span></text:p>
        <text:p text:style-name="Preformatted_20_Text"><text:span text:style-name="Source_20_Text">/services</text:span></text:p>
        <text:p text:style-name="Preformatted_20_Text"><text:span text:style-name="Source_20_Text">/agents</text:span></text:p>
        <text:p text:style-name="Preformatted_20_Text"><text:span text:style-name="Source_20_Text">/governance</text:span></text:p>
        <text:p text:style-name="Preformatted_20_Text"><text:span text:style-name="Source_20_Text">/memory</text:span></text:p>
        <text:p text:style-name="P4"><text:span text:style-name="Source_20_Text">/dashboard</text:span></text:p>
      </text:section>
      <text:p text:style-name="Horizontal_20_Line"/>
      <text:h text:style-name="Heading_20_2" text:outline-level="2">2. Build PostgreSQL schema</text:h>
      <text:p text:style-name="Text_20_body">Ưu tiên:</text:p>
      <text:list text:style-name="L22">
        <text:list-item>
          <text:p text:style-name="P44"><text:soft-page-break/>tasks </text:p>
        </text:list-item>
        <text:list-item>
          <text:p text:style-name="P44">projects </text:p>
        </text:list-item>
        <text:list-item>
          <text:p text:style-name="P44">modules </text:p>
        </text:list-item>
        <text:list-item>
          <text:p text:style-name="P45">audit_logs </text:p>
        </text:list-item>
      </text:list>
      <text:p text:style-name="Horizontal_20_Line"/>
      <text:h text:style-name="Heading_20_2" text:outline-level="2">3. Build workflow state machine</text:h>
      <text:p text:style-name="Text_20_body">Cho chạy được:</text:p>
      <text:section text:style-name="Sect1" text:name="Section19">
        <text:p text:style-name="P11"><text:bookmark text:name="code-block-viewer Copy 18"/><text:span text:style-name="Source_20_Text">NEW → DONE</text:span></text:p>
      </text:section>
      <text:p text:style-name="Horizontal_20_Line"/>
      <text:h text:style-name="Heading_20_2" text:outline-level="2">4. Build ONE end-to-end workflow</text:h>
      <text:p text:style-name="Text_20_body">Ví dụ:</text:p>
      <text:section text:style-name="Sect1" text:name="Section20">
        <text:p text:style-name="P11"><text:bookmark text:name="code-block-viewer Copy 19"/><text:span text:style-name="Source_20_Text">"Tạo CRUD user"</text:span></text:p>
      </text:section>
      <text:p text:style-name="Text_20_body">để:</text:p>
      <text:list text:style-name="L23">
        <text:list-item>
          <text:p text:style-name="P46">agent code </text:p>
        </text:list-item>
        <text:list-item>
          <text:p text:style-name="P46">sandbox test </text:p>
        </text:list-item>
        <text:list-item>
          <text:p text:style-name="P46">verify </text:p>
        </text:list-item>
        <text:list-item>
          <text:p text:style-name="P47">update state </text:p>
        </text:list-item>
      </text:list>
      <text:p text:style-name="Horizontal_20_Line"/>
      <text:h text:style-name="Heading_20_1" text:outline-level="1">ĐỪNG làm ngay</text:h>
      <text:p text:style-name="Text_20_body">❌ autonomous deploy toàn quyền<text:line-break/>❌ full AGI orchestration<text:line-break/>❌ 100 agents<text:line-break/>❌ self-modifying infra<text:line-break/>❌ production auto-delete</text:p>
      <text:p text:style-name="Horizontal_20_Line"/>
      <text:h text:style-name="Heading_20_1" text:outline-level="1">Ưu tiên đúng thứ tự</text:h>
      <text:section text:style-name="Sect1" text:name="Section21">
        <text:p text:style-name="P3"><text:bookmark text:name="code-block-viewer Copy 20"/><text:span text:style-name="Source_20_Text">State</text:span></text:p>
        <text:p text:style-name="Preformatted_20_Text"><text:span text:style-name="Source_20_Text">→ Workflow</text:span></text:p>
        <text:p text:style-name="Preformatted_20_Text"><text:span text:style-name="Source_20_Text">→ Verification</text:span></text:p>
        <text:p text:style-name="Preformatted_20_Text"><text:span text:style-name="Source_20_Text">→ Governance</text:span></text:p>
        <text:p text:style-name="Preformatted_20_Text"><text:span text:style-name="Source_20_Text">→ Memory</text:span></text:p>
        <text:p text:style-name="P4"><text:span text:style-name="Source_20_Text">→ Optimization</text:span></text:p>
      </text:section>
      <text:p text:style-name="Text_20_body"><text:soft-page-break/>Đây là thứ tự thực tế nhất để build hệ thống này thành công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14T21:26:03.216128826</meta:creation-date>
    <dc:date>2026-05-14T21:26:13.542962599</dc:date>
    <meta:editing-duration>PT11S</meta:editing-duration>
    <meta:editing-cycles>1</meta:editing-cycles>
    <meta:document-statistic meta:table-count="11" meta:image-count="0" meta:object-count="0" meta:page-count="18" meta:paragraph-count="457" meta:word-count="1200" meta:character-count="6544" meta:non-whitespace-character-count="5763"/>
    <meta:generator>LibreOffice/26.2.2.2$Linux_X86_64 LibreOffice_project/620$Build-2</meta:generator>
  </office:meta>
</office:document-meta>
</file>